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style>
    <style:style style:name="P2" style:parent-style-name="NoSpacing" style:family="paragraph">
      <style:paragraph-properties fo:text-align="center"/>
    </style:style>
    <style:style style:name="P3" style:parent-style-name="NoSpacing" style:list-style-name="LFO1" style:family="paragraph"/>
    <style:style style:name="P4" style:parent-style-name="NoSpacing" style:list-style-name="LFO1" style:family="paragraph"/>
    <style:style style:name="T5" style:parent-style-name="DefaultParagraphFont" style:family="text">
      <style:text-properties fo:font-style="italic" style:font-style-asian="italic"/>
    </style:style>
    <style:style style:name="P6" style:parent-style-name="NoSpacing" style:list-style-name="LFO1" style:family="paragraph"/>
    <style:style style:name="P7" style:parent-style-name="NoSpacing" style:list-style-name="LFO1" style:family="paragraph"/>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NoSpacing" style:list-style-name="LFO1" style:family="paragraph"/>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style:text-position="super 63.6%"/>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P22" style:parent-style-name="NoSpacing" style:list-style-name="LFO1" style:family="paragraph"/>
    <style:style style:name="P23"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4"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5"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6"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7"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8"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29"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30" style:parent-style-name="NoSpacing" style:list-style-name="LFO1" style:family="paragraph"/>
    <style:style style:name="T31" style:parent-style-name="DefaultParagraphFont" style:family="text">
      <style:text-properties style:font-name-complex="Consolas"/>
    </style:style>
    <style:style style:name="T32" style:parent-style-name="DefaultParagraphFont" style:family="text">
      <style:text-properties style:font-name-complex="Consolas" fo:font-style="italic" style:font-style-asian="italic"/>
    </style:style>
    <style:style style:name="T33" style:parent-style-name="DefaultParagraphFont" style:family="text">
      <style:text-properties style:font-name-complex="Consolas"/>
    </style:style>
    <style:style style:name="T34" style:parent-style-name="DefaultParagraphFont" style:family="text">
      <style:text-properties style:font-name-complex="Consolas"/>
    </style:style>
    <style:style style:name="T35" style:parent-style-name="DefaultParagraphFont" style:family="text">
      <style:text-properties style:font-name-complex="Consolas"/>
    </style:style>
    <style:style style:name="T36" style:parent-style-name="DefaultParagraphFont" style:family="text">
      <style:text-properties style:font-name-complex="Consolas" fo:font-style="italic" style:font-style-asian="italic"/>
    </style:style>
    <style:style style:name="T37" style:parent-style-name="DefaultParagraphFont" style:family="text">
      <style:text-properties style:font-name-complex="Consolas"/>
    </style:style>
    <style:style style:name="T38" style:parent-style-name="DefaultParagraphFont" style:family="text">
      <style:text-properties style:font-name-complex="Consolas" fo:font-style="italic" style:font-style-asian="italic"/>
    </style:style>
    <style:style style:name="T39" style:parent-style-name="DefaultParagraphFont" style:family="text">
      <style:text-properties style:font-name-complex="Consolas"/>
    </style:style>
    <style:style style:name="T40" style:parent-style-name="DefaultParagraphFont" style:family="text">
      <style:text-properties style:font-name-complex="Consolas" fo:font-style="italic" style:font-style-asian="italic"/>
    </style:style>
    <style:style style:name="T41" style:parent-style-name="DefaultParagraphFont" style:family="text">
      <style:text-properties style:font-name-complex="Consolas"/>
    </style:style>
    <style:style style:name="T42" style:parent-style-name="DefaultParagraphFont" style:family="text">
      <style:text-properties style:font-name-complex="Consolas"/>
    </style:style>
    <style:style style:name="TableColumn44" style:family="table-column">
      <style:table-column-properties style:column-width="5.4152in"/>
    </style:style>
    <style:style style:name="Table43" style:family="table">
      <style:table-properties style:width="5.4152in" fo:margin-left="1.5097in" table:align="left"/>
    </style:style>
    <style:style style:name="TableRow45" style:family="table-row">
      <style:table-row-properties style:min-row-height="2.0368in"/>
    </style:style>
    <style:style style:name="TableCell46" style:family="table-cell">
      <style:table-cell-properties fo:border="0.0069in solid #000000" style:writing-mode="lr-tb" fo:padding-top="0in" fo:padding-left="0.075in" fo:padding-bottom="0in" fo:padding-right="0.075in"/>
    </style:style>
    <style:style style:name="P47"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48"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49"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0"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1"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2"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3"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4"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5"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6"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7"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8"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59"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60"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61"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62"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63" style:parent-style-name="NoSpacing" style:family="paragraph">
      <style:text-properties style:font-name="Consolas" style:font-name-complex="Consolas" fo:font-size="8pt" style:font-size-asian="8pt" style:font-size-complex="8pt"/>
    </style:style>
    <style:style style:name="P64" style:parent-style-name="NoSpacing" style:list-style-name="LFO1" style:family="paragraph"/>
    <style:style style:name="P65" style:parent-style-name="NoSpacing" style:list-style-name="LFO1" style:family="paragraph"/>
    <style:style style:name="P66" style:parent-style-name="NoSpacing" style:list-style-name="LFO1" style:family="paragraph"/>
    <style:style style:name="P67" style:parent-style-name="NoSpacing" style:list-style-name="LFO1" style:family="paragraph"/>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P72" style:parent-style-name="NoSpacing" style:list-style-name="LFO1" style:family="paragraph"/>
    <style:style style:name="TableColumn74" style:family="table-column">
      <style:table-column-properties style:column-width="5.3444in"/>
    </style:style>
    <style:style style:name="Table73" style:family="table">
      <style:table-properties style:width="5.3444in" fo:margin-left="1.0743in" table:align="left"/>
    </style:style>
    <style:style style:name="TableRow75" style:family="table-row">
      <style:table-row-properties style:min-row-height="1.1145in"/>
    </style:style>
    <style:style style:name="TableCell76" style:family="table-cell">
      <style:table-cell-properties fo:border="0.0069in solid #000000" style:writing-mode="lr-tb" fo:padding-top="0in" fo:padding-left="0.075in" fo:padding-bottom="0in" fo:padding-right="0.075in"/>
    </style:style>
    <style:style style:name="P77"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78"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79"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0"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1"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2"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3"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4"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5"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86" style:parent-style-name="NoSpacing" style:family="paragraph">
      <style:paragraph-properties fo:margin-left="0.25in">
        <style:tab-stops/>
      </style:paragraph-properties>
    </style:style>
    <style:style style:name="T87" style:parent-style-name="DefaultParagraphFont" style:family="text">
      <style:text-properties style:font-name="Consolas" style:font-name-complex="Consolas" fo:font-size="8pt" style:font-size-asian="8pt" style:font-size-complex="8pt"/>
    </style:style>
    <style:style style:name="T88" style:parent-style-name="DefaultParagraphFont" style:family="text">
      <style:text-properties style:font-name="Consolas" style:font-name-complex="Consolas" fo:font-size="8pt" style:font-size-asian="8pt" style:font-size-complex="8pt"/>
    </style:style>
    <style:style style:name="T89" style:parent-style-name="DefaultParagraphFont" style:family="text">
      <style:text-properties style:font-name="Consolas" style:font-name-complex="Consolas" fo:font-weight="bold" style:font-weight-asian="bold" fo:font-size="8pt" style:font-size-asian="8pt" style:font-size-complex="8pt"/>
    </style:style>
    <style:style style:name="T90" style:parent-style-name="DefaultParagraphFont" style:family="text">
      <style:text-properties style:font-name="Consolas" style:font-name-complex="Consolas" fo:font-weight="bold" style:font-weight-asian="bold" fo:font-size="8pt" style:font-size-asian="8pt" style:font-size-complex="8pt"/>
    </style:style>
    <style:style style:name="T91" style:parent-style-name="DefaultParagraphFont" style:family="text">
      <style:text-properties style:font-name="Consolas" style:font-name-complex="Consolas" fo:font-weight="bold" style:font-weight-asian="bold" fo:font-size="8pt" style:font-size-asian="8pt" style:font-size-complex="8pt"/>
    </style:style>
    <style:style style:name="T92" style:parent-style-name="DefaultParagraphFont" style:family="text">
      <style:text-properties style:font-name="Consolas" style:font-name-complex="Consolas" fo:font-size="8pt" style:font-size-asian="8pt" style:font-size-complex="8pt"/>
    </style:style>
    <style:style style:name="T93" style:parent-style-name="DefaultParagraphFont" style:family="text">
      <style:text-properties style:font-name="Consolas" style:font-name-complex="Consolas" fo:font-size="8pt" style:font-size-asian="8pt" style:font-size-complex="8pt"/>
    </style:style>
    <style:style style:name="P94" style:parent-style-name="NoSpacing" style:family="paragraph">
      <style:paragraph-properties fo:margin-left="0.25in">
        <style:tab-stops/>
      </style:paragraph-properties>
    </style:style>
    <style:style style:name="T95" style:parent-style-name="DefaultParagraphFont" style:family="text">
      <style:text-properties style:font-name="Consolas" style:font-name-complex="Consolas" fo:font-size="8pt" style:font-size-asian="8pt" style:font-size-complex="8pt"/>
    </style:style>
    <style:style style:name="T96" style:parent-style-name="DefaultParagraphFont" style:family="text">
      <style:text-properties style:font-name="Consolas" style:font-name-complex="Consolas" fo:font-size="8pt" style:font-size-asian="8pt" style:font-size-complex="8pt"/>
    </style:style>
    <style:style style:name="T97" style:parent-style-name="DefaultParagraphFont" style:family="text">
      <style:text-properties style:font-name="Consolas" style:font-name-complex="Consolas" fo:font-weight="bold" style:font-weight-asian="bold" fo:font-size="8pt" style:font-size-asian="8pt" style:font-size-complex="8pt"/>
    </style:style>
    <style:style style:name="T98" style:parent-style-name="DefaultParagraphFont" style:family="text">
      <style:text-properties style:font-name="Consolas" style:font-name-complex="Consolas" fo:font-size="8pt" style:font-size-asian="8pt" style:font-size-complex="8pt"/>
    </style:style>
    <style:style style:name="P99"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100"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101"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102"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103" style:parent-style-name="NoSpacing" style:family="paragraph">
      <style:paragraph-properties fo:margin-left="0.25in">
        <style:tab-stops/>
      </style:paragraph-properties>
      <style:text-properties style:font-name="Consolas" style:font-name-complex="Consolas" fo:font-size="8pt" style:font-size-asian="8pt" style:font-size-complex="8pt"/>
    </style:style>
    <style:style style:name="P104" style:parent-style-name="NoSpacing" style:family="paragraph">
      <style:paragraph-properties fo:margin-left="0.25in">
        <style:tab-stops/>
      </style:paragraph-properties>
    </style:style>
    <style:style style:name="T105" style:parent-style-name="DefaultParagraphFont" style:family="text">
      <style:text-properties style:font-name="Consolas" style:font-name-complex="Consolas" fo:font-size="8pt" style:font-size-asian="8pt" style:font-size-complex="8pt"/>
    </style:style>
    <style:style style:name="T106" style:parent-style-name="DefaultParagraphFont" style:family="text">
      <style:text-properties style:font-name="Consolas" style:font-name-complex="Consolas" fo:font-size="8pt" style:font-size-asian="8pt" style:font-size-complex="8pt"/>
    </style:style>
    <style:style style:name="P107" style:parent-style-name="NoSpacing" style:family="paragraph">
      <style:paragraph-properties fo:margin-left="0.25in">
        <style:tab-stops/>
      </style:paragraph-properties>
    </style:style>
    <style:style style:name="P108" style:parent-style-name="NoSpacing" style:list-style-name="LFO1" style:family="paragraph"/>
    <style:style style:name="P109" style:parent-style-name="NoSpacing" style:list-style-name="LFO1" style:family="paragraph"/>
    <style:style style:name="P110" style:parent-style-name="NoSpacing" style:list-style-name="LFO1" style:family="paragraph"/>
    <style:style style:name="P111" style:parent-style-name="NoSpacing" style:list-style-name="LFO1" style:family="paragraph"/>
    <style:style style:name="T112" style:parent-style-name="DefaultParagraphFont" style:family="text">
      <style:text-properties style:font-name="Consolas" style:font-name-complex="Consolas" fo:font-size="8pt" style:font-size-asian="8pt" style:font-size-complex="8pt"/>
    </style:style>
    <style:style style:name="T113" style:parent-style-name="DefaultParagraphFont" style:family="text">
      <style:text-properties style:font-name="Consolas" style:font-name-complex="Consolas" fo:font-weight="bold" style:font-weight-asian="bold" fo:font-size="8pt" style:font-size-asian="8pt" style:font-size-complex="8pt"/>
    </style:style>
    <style:style style:name="T114" style:parent-style-name="DefaultParagraphFont" style:family="text">
      <style:text-properties style:font-name="Consolas" style:font-name-complex="Consolas" fo:font-size="8pt" style:font-size-asian="8pt" style:font-size-complex="8pt"/>
    </style:style>
    <style:style style:name="T115" style:parent-style-name="DefaultParagraphFont" style:family="text">
      <style:text-properties style:font-name="Consolas" style:font-name-complex="Consolas" fo:font-weight="bold" style:font-weight-asian="bold" fo:font-size="8pt" style:font-size-asian="8pt" style:font-size-complex="8pt"/>
    </style:style>
    <style:style style:name="T116" style:parent-style-name="DefaultParagraphFont" style:family="text">
      <style:text-properties style:font-name="Consolas" style:font-name-complex="Consolas" fo:font-size="8pt" style:font-size-asian="8pt" style:font-size-complex="8pt"/>
    </style:style>
    <style:style style:name="T117" style:parent-style-name="DefaultParagraphFont" style:family="text">
      <style:text-properties style:font-name="Calibri" style:font-name-complex="Consolas"/>
    </style:style>
    <style:style style:name="P118" style:parent-style-name="Normal" style:family="paragraph">
      <style:paragraph-properties fo:break-before="page"/>
      <style:text-properties style:font-name="Calibri" style:font-name-complex="Consolas" fo:hyphenate="true"/>
    </style:style>
    <style:style style:name="P119" style:parent-style-name="NoSpacing" style:family="paragraph">
      <style:text-properties style:font-name="Calibri" style:font-name-complex="Consolas"/>
    </style:style>
    <style:style style:name="P120" style:parent-style-name="NoSpacing" style:list-style-name="LFO3" style:family="paragraph"/>
    <style:style style:name="P121" style:parent-style-name="NoSpacing" style:list-style-name="LFO3" style:family="paragraph"/>
    <style:style style:name="TableColumn123" style:family="table-column">
      <style:table-column-properties style:column-width="4.35in"/>
    </style:style>
    <style:style style:name="Table122" style:family="table">
      <style:table-properties style:width="4.35in" fo:margin-left="0.7673in" table:align="left"/>
    </style:style>
    <style:style style:name="TableRow124" style:family="table-row">
      <style:table-row-properties style:min-row-height="4.177in"/>
    </style:style>
    <style:style style:name="TableCell125" style:family="table-cell">
      <style:table-cell-properties fo:border="0.0069in solid #000000" style:writing-mode="lr-tb" fo:padding-top="0in" fo:padding-left="0.075in" fo:padding-bottom="0in" fo:padding-right="0.075in"/>
    </style:style>
    <style:style style:name="P126" style:parent-style-name="NoSpacing" style:family="paragraph">
      <style:text-properties style:font-name="Consolas" style:font-name-complex="Consolas" fo:font-size="8pt" style:font-size-asian="8pt" style:font-size-complex="8pt"/>
    </style:style>
    <style:style style:name="P127" style:parent-style-name="NoSpacing" style:family="paragraph">
      <style:text-properties style:font-name="Consolas" style:font-name-complex="Consolas" fo:font-size="8pt" style:font-size-asian="8pt" style:font-size-complex="8pt"/>
    </style:style>
    <style:style style:name="P128" style:parent-style-name="NoSpacing" style:family="paragraph">
      <style:text-properties style:font-name="Consolas" style:font-name-complex="Consolas" fo:font-size="8pt" style:font-size-asian="8pt" style:font-size-complex="8pt"/>
    </style:style>
    <style:style style:name="P129" style:parent-style-name="NoSpacing" style:family="paragraph">
      <style:text-properties style:font-name="Consolas" style:font-name-complex="Consolas" fo:font-size="8pt" style:font-size-asian="8pt" style:font-size-complex="8pt"/>
    </style:style>
    <style:style style:name="P130" style:parent-style-name="NoSpacing" style:family="paragraph">
      <style:text-properties style:font-name="Consolas" style:font-name-complex="Consolas" fo:font-size="8pt" style:font-size-asian="8pt" style:font-size-complex="8pt"/>
    </style:style>
    <style:style style:name="P131" style:parent-style-name="NoSpacing" style:family="paragraph">
      <style:text-properties style:font-name="Consolas" style:font-name-complex="Consolas" fo:font-size="8pt" style:font-size-asian="8pt" style:font-size-complex="8pt"/>
    </style:style>
    <style:style style:name="P132" style:parent-style-name="NoSpacing" style:family="paragraph">
      <style:text-properties style:font-name="Consolas" style:font-name-complex="Consolas" fo:font-size="8pt" style:font-size-asian="8pt" style:font-size-complex="8pt"/>
    </style:style>
    <style:style style:name="P133" style:parent-style-name="NoSpacing" style:family="paragraph">
      <style:text-properties style:font-name="Consolas" style:font-name-complex="Consolas" fo:font-size="8pt" style:font-size-asian="8pt" style:font-size-complex="8pt"/>
    </style:style>
    <style:style style:name="P134" style:parent-style-name="NoSpacing" style:family="paragraph">
      <style:text-properties style:font-name="Consolas" style:font-name-complex="Consolas" fo:font-size="8pt" style:font-size-asian="8pt" style:font-size-complex="8pt"/>
    </style:style>
    <style:style style:name="P135" style:parent-style-name="NoSpacing" style:family="paragraph">
      <style:text-properties style:font-name="Consolas" style:font-name-complex="Consolas" fo:font-size="8pt" style:font-size-asian="8pt" style:font-size-complex="8pt"/>
    </style:style>
    <style:style style:name="P136" style:parent-style-name="NoSpacing" style:family="paragraph">
      <style:text-properties style:font-name="Consolas" style:font-name-complex="Consolas" fo:font-size="8pt" style:font-size-asian="8pt" style:font-size-complex="8pt"/>
    </style:style>
    <style:style style:name="P137" style:parent-style-name="NoSpacing" style:family="paragraph">
      <style:text-properties style:font-name="Consolas" style:font-name-complex="Consolas" fo:font-size="8pt" style:font-size-asian="8pt" style:font-size-complex="8pt"/>
    </style:style>
    <style:style style:name="P138" style:parent-style-name="NoSpacing" style:family="paragraph">
      <style:text-properties style:font-name="Consolas" style:font-name-complex="Consolas" fo:font-size="8pt" style:font-size-asian="8pt" style:font-size-complex="8pt"/>
    </style:style>
    <style:style style:name="P139" style:parent-style-name="NoSpacing" style:family="paragraph">
      <style:text-properties style:font-name="Consolas" style:font-name-complex="Consolas" fo:font-size="8pt" style:font-size-asian="8pt" style:font-size-complex="8pt"/>
    </style:style>
    <style:style style:name="P140" style:parent-style-name="NoSpacing" style:family="paragraph">
      <style:text-properties style:font-name="Consolas" style:font-name-complex="Consolas" fo:font-size="8pt" style:font-size-asian="8pt" style:font-size-complex="8pt"/>
    </style:style>
    <style:style style:name="P141" style:parent-style-name="NoSpacing" style:family="paragraph">
      <style:text-properties style:font-name="Consolas" style:font-name-complex="Consolas" fo:font-size="8pt" style:font-size-asian="8pt" style:font-size-complex="8pt"/>
    </style:style>
    <style:style style:name="P142" style:parent-style-name="NoSpacing" style:family="paragraph">
      <style:text-properties style:font-name="Consolas" style:font-name-complex="Consolas" fo:font-size="8pt" style:font-size-asian="8pt" style:font-size-complex="8pt"/>
    </style:style>
    <style:style style:name="P143" style:parent-style-name="NoSpacing" style:family="paragraph">
      <style:text-properties style:font-name="Consolas" style:font-name-complex="Consolas" fo:font-size="8pt" style:font-size-asian="8pt" style:font-size-complex="8pt"/>
    </style:style>
    <style:style style:name="P144" style:parent-style-name="NoSpacing" style:family="paragraph">
      <style:text-properties style:font-name="Consolas" style:font-name-complex="Consolas" fo:font-size="8pt" style:font-size-asian="8pt" style:font-size-complex="8pt"/>
    </style:style>
    <style:style style:name="P145" style:parent-style-name="NoSpacing" style:family="paragraph">
      <style:text-properties style:font-name="Consolas" style:font-name-complex="Consolas" fo:font-size="8pt" style:font-size-asian="8pt" style:font-size-complex="8pt"/>
    </style:style>
    <style:style style:name="T146" style:parent-style-name="DefaultParagraphFont" style:family="text">
      <style:text-properties style:font-name="Consolas" style:font-name-complex="Consolas" fo:font-size="8pt" style:font-size-asian="8pt" style:font-size-complex="8pt"/>
    </style:style>
    <style:style style:name="T147" style:parent-style-name="DefaultParagraphFont" style:family="text">
      <style:text-properties style:font-name="Consolas" style:font-name-complex="Consolas" fo:font-weight="bold" style:font-weight-asian="bold" fo:font-size="8pt" style:font-size-asian="8pt" style:font-size-complex="8pt"/>
    </style:style>
    <style:style style:name="P148" style:parent-style-name="NoSpacing" style:family="paragraph">
      <style:text-properties style:font-name="Consolas" style:font-name-complex="Consolas" fo:font-size="8pt" style:font-size-asian="8pt" style:font-size-complex="8pt"/>
    </style:style>
    <style:style style:name="T149" style:parent-style-name="DefaultParagraphFont" style:family="text">
      <style:text-properties style:font-name="Consolas" style:font-name-complex="Consolas" fo:font-size="8pt" style:font-size-asian="8pt" style:font-size-complex="8pt"/>
    </style:style>
    <style:style style:name="T150" style:parent-style-name="DefaultParagraphFont" style:family="text">
      <style:text-properties style:font-name="Consolas" style:font-name-complex="Consolas" fo:font-weight="bold" style:font-weight-asian="bold" fo:font-size="8pt" style:font-size-asian="8pt" style:font-size-complex="8pt"/>
    </style:style>
    <style:style style:name="P151" style:parent-style-name="NoSpacing" style:family="paragraph">
      <style:text-properties style:font-name="Consolas" style:font-name-complex="Consolas" fo:font-size="8pt" style:font-size-asian="8pt" style:font-size-complex="8pt"/>
    </style:style>
    <style:style style:name="P152" style:parent-style-name="NoSpacing" style:family="paragraph">
      <style:text-properties style:font-name="Consolas" style:font-name-complex="Consolas" fo:font-size="8pt" style:font-size-asian="8pt" style:font-size-complex="8pt"/>
    </style:style>
    <style:style style:name="P153" style:parent-style-name="NoSpacing" style:family="paragraph">
      <style:text-properties style:font-name="Consolas" style:font-name-complex="Consolas" fo:font-size="8pt" style:font-size-asian="8pt" style:font-size-complex="8pt"/>
    </style:style>
    <style:style style:name="P154" style:parent-style-name="NoSpacing" style:family="paragraph">
      <style:text-properties style:font-name="Consolas" style:font-name-complex="Consolas" fo:font-size="8pt" style:font-size-asian="8pt" style:font-size-complex="8pt"/>
    </style:style>
    <style:style style:name="P155" style:parent-style-name="NoSpacing" style:family="paragraph">
      <style:text-properties style:font-name="Consolas" style:font-name-complex="Consolas" fo:font-size="8pt" style:font-size-asian="8pt" style:font-size-complex="8pt"/>
    </style:style>
    <style:style style:name="P156" style:parent-style-name="NoSpacing" style:family="paragraph">
      <style:text-properties style:font-name="Consolas" style:font-name-complex="Consolas" fo:font-size="8pt" style:font-size-asian="8pt" style:font-size-complex="8pt"/>
    </style:style>
    <style:style style:name="P157" style:parent-style-name="NoSpacing" style:family="paragraph">
      <style:text-properties style:font-name="Consolas" style:font-name-complex="Consolas" fo:font-size="8pt" style:font-size-asian="8pt" style:font-size-complex="8pt"/>
    </style:style>
    <style:style style:name="P158" style:parent-style-name="NoSpacing" style:family="paragraph">
      <style:text-properties style:font-name="Consolas" style:font-name-complex="Consolas" fo:font-size="8pt" style:font-size-asian="8pt" style:font-size-complex="8pt"/>
    </style:style>
    <style:style style:name="P159" style:parent-style-name="NoSpacing" style:family="paragraph">
      <style:text-properties style:font-name="Consolas" style:font-name-complex="Consolas" fo:font-size="8pt" style:font-size-asian="8pt" style:font-size-complex="8pt"/>
    </style:style>
    <style:style style:name="P160" style:parent-style-name="NoSpacing" style:family="paragraph">
      <style:text-properties style:font-name="Consolas" style:font-name-complex="Consolas" fo:font-size="8pt" style:font-size-asian="8pt" style:font-size-complex="8pt"/>
    </style:style>
    <style:style style:name="T161" style:parent-style-name="DefaultParagraphFont" style:family="text">
      <style:text-properties style:font-name="Consolas" style:font-name-complex="Consolas" fo:font-size="8pt" style:font-size-asian="8pt" style:font-size-complex="8pt"/>
    </style:style>
    <style:style style:name="P162" style:parent-style-name="NoSpacing" style:list-style-name="LFO3" style:family="paragraph"/>
    <style:style style:name="T163" style:parent-style-name="DefaultParagraphFont" style:family="text">
      <style:text-properties fo:font-style="italic" style:font-style-asian="italic"/>
    </style:style>
    <style:style style:name="T164" style:parent-style-name="DefaultParagraphFont" style:family="text">
      <style:text-properties style:font-name="Consolas" style:font-name-complex="Consolas" fo:font-size="8pt" style:font-size-asian="8pt" style:font-size-complex="8pt"/>
    </style:style>
    <style:style style:name="T165" style:parent-style-name="DefaultParagraphFont" style:family="text">
      <style:text-properties style:font-name="Consolas" style:font-name-complex="Consolas" fo:font-size="8pt" style:font-size-asian="8pt" style:font-size-complex="8pt"/>
    </style:style>
    <style:style style:name="T166" style:parent-style-name="DefaultParagraphFont" style:family="text">
      <style:text-properties style:font-name="Calibri" style:font-name-complex="Consolas"/>
    </style:style>
    <style:style style:name="T167" style:parent-style-name="DefaultParagraphFont" style:family="text">
      <style:text-properties style:font-name="Calibri" style:font-name-complex="Consolas"/>
    </style:style>
    <style:style style:name="T168" style:parent-style-name="DefaultParagraphFont" style:family="text">
      <style:text-properties style:font-name="Consolas" style:font-name-complex="Consolas" fo:font-size="8pt" style:font-size-asian="8pt" style:font-size-complex="8pt"/>
    </style:style>
    <style:style style:name="T169" style:parent-style-name="DefaultParagraphFont" style:family="text">
      <style:text-properties style:font-name="Calibri" style:font-name-complex="Consolas"/>
    </style:style>
    <style:style style:name="P170"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171"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P172" style:parent-style-name="NoSpacing" style:family="paragraph">
      <style:paragraph-properties fo:margin-left="1.5in">
        <style:tab-stops/>
      </style:paragraph-properties>
      <style:text-properties style:font-name="Consolas" style:font-name-complex="Consolas" fo:font-size="8pt" style:font-size-asian="8pt" style:font-size-complex="8pt"/>
    </style:style>
    <style:style style:name="TableColumn174" style:family="table-column">
      <style:table-column-properties style:column-width="4.9326in"/>
    </style:style>
    <style:style style:name="Table173" style:family="table">
      <style:table-properties style:width="4.9326in" fo:margin-left="0.7465in" table:align="left"/>
    </style:style>
    <style:style style:name="TableRow175" style:family="table-row">
      <style:table-row-properties style:min-row-height="0.5104in"/>
    </style:style>
    <style:style style:name="TableCell176" style:family="table-cell">
      <style:table-cell-properties fo:border="0.0069in solid #000000" style:writing-mode="lr-tb" fo:padding-top="0in" fo:padding-left="0.075in" fo:padding-bottom="0in" fo:padding-right="0.075in"/>
    </style:style>
    <style:style style:name="P177" style:parent-style-name="NoSpacing" style:family="paragraph">
      <style:text-properties style:font-name="Consolas" style:font-name-complex="Consolas" fo:font-size="8pt" style:font-size-asian="8pt" style:font-size-complex="8pt"/>
    </style:style>
    <style:style style:name="P178" style:parent-style-name="NoSpacing" style:family="paragraph">
      <style:text-properties style:font-name="Consolas" style:font-name-complex="Consolas" fo:font-size="8pt" style:font-size-asian="8pt" style:font-size-complex="8pt"/>
    </style:style>
    <style:style style:name="P179" style:parent-style-name="NoSpacing" style:family="paragraph">
      <style:text-properties style:font-name="Consolas" style:font-name-complex="Consolas" fo:font-size="8pt" style:font-size-asian="8pt" style:font-size-complex="8pt"/>
    </style:style>
    <style:style style:name="P180" style:parent-style-name="NoSpacing" style:list-style-name="LFO3" style:family="paragraph"/>
    <style:style style:name="T181" style:parent-style-name="DefaultParagraphFont" style:family="text">
      <style:text-properties style:font-name="Calibri" style:font-name-complex="Consolas"/>
    </style:style>
    <style:style style:name="T182" style:parent-style-name="DefaultParagraphFont" style:family="text">
      <style:text-properties style:font-name="Calibri" style:font-name-complex="Consolas" fo:font-style="italic" style:font-style-asian="italic"/>
    </style:style>
    <style:style style:name="T183" style:parent-style-name="DefaultParagraphFont" style:family="text">
      <style:text-properties style:font-name="Calibri" style:font-name-complex="Consolas" fo:font-style="italic" style:font-style-asian="italic"/>
    </style:style>
    <style:style style:name="T184" style:parent-style-name="DefaultParagraphFont" style:family="text">
      <style:text-properties style:font-name="Calibri" style:font-name-complex="Consolas"/>
    </style:style>
    <style:style style:name="T185" style:parent-style-name="DefaultParagraphFont" style:family="text">
      <style:text-properties style:font-name="Calibri" style:font-name-complex="Consolas" fo:font-style="italic" style:font-style-asian="italic"/>
    </style:style>
    <style:style style:name="T186" style:parent-style-name="DefaultParagraphFont" style:family="text">
      <style:text-properties style:font-name="Calibri" style:font-name-complex="Consolas"/>
    </style:style>
    <style:style style:name="P187" style:parent-style-name="NoSpacing" style:list-style-name="LFO3" style:family="paragraph"/>
    <style:style style:name="T188" style:parent-style-name="DefaultParagraphFont" style:family="text">
      <style:text-properties style:font-name="Calibri" style:font-name-complex="Consolas"/>
    </style:style>
    <style:style style:name="T189" style:parent-style-name="DefaultParagraphFont" style:family="text">
      <style:text-properties style:font-name="Calibri" style:font-name-complex="Consolas"/>
    </style:style>
    <style:style style:name="T190" style:parent-style-name="DefaultParagraphFont" style:family="text">
      <style:text-properties style:font-name="Consolas" style:font-name-complex="Consolas" fo:font-size="8pt" style:font-size-asian="8pt" style:font-size-complex="8pt"/>
    </style:style>
    <style:style style:name="P191" style:parent-style-name="Normal" style:family="paragraph">
      <style:paragraph-properties fo:break-before="page"/>
      <style:text-properties style:font-name="Consolas" style:font-name-complex="Consolas" fo:font-size="8pt" style:font-size-asian="8pt" style:font-size-complex="8pt" fo:hyphenate="true"/>
    </style:style>
    <style:style style:name="P192" style:parent-style-name="NoSpacing" style:family="paragraph">
      <style:text-properties style:font-name="Calibri" style:font-name-complex="Consolas"/>
    </style:style>
    <style:style style:name="P193" style:parent-style-name="NoSpacing" style:list-style-name="LFO3" style:family="paragraph">
      <style:text-properties style:font-name="Calibri" style:font-name-complex="Consolas"/>
    </style:style>
    <style:style style:name="P194" style:parent-style-name="NoSpacing" style:list-style-name="LFO3" style:family="paragraph">
      <style:text-properties style:font-name="Calibri" style:font-name-complex="Consolas"/>
    </style:style>
  </office:automatic-styles>
  <office:body>
    <office:text text:use-soft-page-breaks="true">
      <text:p text:style-name="P1">Michael Christensen</text:p>
      <text:p text:style-name="NoSpacing">November 15, 2013</text:p>
      <text:p text:style-name="NoSpacing">CS 465</text:p>
      <text:p text:style-name="P2">Project 9 – Buffer Overflow Part 2</text:p>
      <text:p text:style-name="NoSpacing">Part 1:</text:p>
      <text:list text:style-name="LFO1" text:continue-numbering="true">
        <text:list-item>
          <text:p text:style-name="P3">Gaining access without a valid password:</text:p>
          <text:list text:continue-numbering="true">
            <text:list-item>
              <text:p text:style-name="P4">I was able to get the “Access Granted” message by using<text:s/>any string of at least length 17 characters to overflow the buffer allocated for the string in the<text:s/><text:span text:style-name="T5">check_authentication</text:span><text:s/>function, which is only 16 large. For example, the password “mypasswordhelloyo” was accepted as the correct password into the program,<text:s/>while the similar password “mypasswordhelloy” (one character shorter) was rejected as invalid.</text:p>
            </text:list-item>
            <text:list-item>
              <text:p text:style-name="P6">Stack analysis:</text:p>
              <text:list text:continue-numbering="true">
                <text:list-item>
                  <text:p text:style-name="P7">After doing the unsafe<text:s/><text:span text:style-name="T8">strcpy</text:span><text:s/>function in line 9 of<text:s/><text:span text:style-name="T9">auth_overflow.c</text:span>, the status of the stack is as shown in the figure below (with labels of the<text:s/>locations directly above the memory location).</text:p>
                </text:list-item>
                <text:list-item>
                  <text:p text:style-name="P10">I am able to gain access because the local variable<text:s/><text:span text:style-name="T11">auth</text:span><text:span text:style-name="T12">­_flag</text:span><text:s/>is overwritten by the value of the parameter<text:s/><text:span text:style-name="T13">password</text:span><text:s/>when<text:s/><text:span text:style-name="T14">strcpy</text:span><text:s/>is called. When<text:s/><text:span text:style-name="T15">check authentication</text:span><text:s/><text:span text:style-name="T16">_</text:span><text:s/>is first called, the sequence “push %ebp;<text:s/>mov %esp,%ebp; sub $0x38,%esp” is made, creating a certain number of bytes available for the local variables to be filled by later parts of the routine. By making the parameter<text:s/><text:span text:style-name="T17">password</text:span>’s value larger than 16 bytes, the 17<text:span text:style-name="T18">th</text:span><text:s/>byte overflows the<text:s/><text:span text:style-name="T19">password_bu</text:span><text:span text:style-name="T20">ffer</text:span><text:s/>variable into<text:s/><text:span text:style-name="T21">auth_flag</text:span>’s memory area, overwriting the previous contents of zero set in line 6.<text:s/></text:p>
                </text:list-item>
                <text:list-item>
                  <text:p text:style-name="P22">The way the stack works is what makes this attack work: It is laid out like the general following diagram:</text:p>
                </text:list-item>
              </text:list>
            </text:list-item>
          </text:list>
        </text:list-item>
      </text:list>
      <text:p text:style-name="P23">bottom_of_memory<text:tab/>(top of stack)</text:p>
      <text:p text:style-name="P24">[localvari]</text:p>
      <text:p text:style-name="P25">[localvari]</text:p>
      <text:p text:style-name="P26">[stackfram]<text:tab/><text:tab/><text:tab/>(local frame pointer (%ebp))</text:p>
      <text:p text:style-name="P27">[returnadd]</text:p>
      <text:p text:style-name="P28">[parameter]</text:p>
      <text:p text:style-name="P29">top_of_memory<text:tab/><text:tab/>(bottom of stack)</text:p>
      <text:list text:style-name="LFO1" text:continue-numbering="true">
        <text:list-item>
          <text:list>
            <text:list-item>
              <text:list>
                <text:list-item>
                  <text:list>
                    <text:list-item>
                      <text:p text:style-name="P30"><text:span text:style-name="T31">That is, when a function like<text:s/></text:span><text:span text:style-name="T32">check_authentication<text:s/></text:span><text:span text:style-name="T33"><text:s/>is called, the parameters are pushed onto the stack, followed by the return address (the<text:s/></text:span><text:span text:style-name="T34">address of the next instruction, which is also labeled below in the diagram of the real stack in this program), the base pointer (to point to the start of the frame for later use, which also allows the stack pointer to be freed up and used appropriately),<text:s/></text:span><text:span text:style-name="T35">and finally the local variables. By pushing the variables onto the stack as they are encountered,<text:s/></text:span><text:span text:style-name="T36">auth_flag<text:s/></text:span><text:span text:style-name="T37">is put on first, followed by<text:s/></text:span><text:span text:style-name="T38">password_buffer</text:span><text:span text:style-name="T39"><text:s/>(so<text:s/></text:span><text:span text:style-name="T40">password_buffer</text:span><text:span text:style-name="T41"><text:s/>has the lower address and is on top of the stack). By writing to that variable’s me</text:span><text:span text:style-name="T42">mory location, we can overflow it and enter higher memory overwriting that content.</text:span></text:p>
                    </text:list-item>
                  </text:list>
                </text:list-item>
              </text:list>
            </text:list-item>
          </text:list>
        </text:list-item>
      </text:list>
      <table:table table:style-name="Table43">
        <table:table-columns>
          <table:table-column table:style-name="TableColumn44"/>
        </table:table-columns>
        <table:table-row table:style-name="TableRow45">
          <table:table-cell table:style-name="TableCell46">
            <text:p text:style-name="P47"><text:tab/><text:s text:c="8"/>---esp---</text:p>
            <text:p text:style-name="P48">0xffffd2c0: 0x08048295<text:tab/>0x41caf8f8<text:tab/>0xbfebfbff<text:tab/>0x41ce3e63</text:p>
            <text:p text:style-name="P49"/>
            <text:p text:style-name="P50"><text:tab/><text:tab/><text:s text:c="45"/>--password_buffer—</text:p>
            <text:p text:style-name="P51"><text:s text:c="64"/>A P Y M</text:p>
            <text:p text:style-name="P52">0xffffd2d0:<text:tab/>0xffffffff<text:tab/>0xffffd30c<text:tab/>0x41cbeb6c<text:tab/>0x6170796d</text:p>
            <text:p text:style-name="P53"/>
            <text:p text:style-name="P54"><text:tab/><text:tab/>-------------password_buffer--------------<text:s/>--localvar(auth_flag)—</text:p>
            <text:p text:style-name="P55"><text:s text:c="15"/>O W S S <text:s text:c="8"/>E H D R <text:s text:c="8"/>Y O L L <text:s text:c="15"/>O</text:p>
            <text:p text:style-name="P56">0xffffd2e0:<text:tab/>0x6f777373<text:tab/>0x65686472<text:tab/>0x796f6c6c<text:tab/>0x0000006f</text:p>
            <text:p text:style-name="P57"/>
            <text:p text:style-name="P58"><text:tab/><text:tab/><text:tab/><text:tab/><text:tab/><text:s text:c="8"/>---ebp--- <text:s text:c="4"/>--return-addr--</text:p>
            <text:p text:style-name="P59">0xffffd2f0: 0x00000002 <text:s text:c="5"/>0xffffd3b4<text:tab/>0xffffd318<text:tab/>0x08048580</text:p>
            <text:p text:style-name="P60"/>
            <text:p text:style-name="P61"><text:s text:c="9"/>--password(param)--</text:p>
            <text:p text:style-name="P62">0xffffd300:<text:tab/>0xffffd579 <text:s text:c="5"/>0x0000002f<text:tab/>0x080485cb<text:tab/>0x41e6d000</text:p>
          </table:table-cell>
        </table:table-row>
      </table:table>
      <text:p text:style-name="P63"/>
      <text:list text:style-name="LFO1" text:continue-numbering="true">
        <text:list-item>
          <text:p text:style-name="P64">Gaining access without a valid password, then the program crashes:</text:p>
          <text:list text:continue-numbering="true">
            <text:list-item>
              <text:p text:style-name="P65">The program grants access but then segmentation faults when it receives<text:s/>“mypasswordhelloyothisisveryl”, which has 28 characters.</text:p>
            </text:list-item>
            <text:list-item>
              <text:p text:style-name="P66">Stack Analysis:</text:p>
              <text:soft-page-break/>
              <text:list text:continue-numbering="true">
                <text:list-item>
                  <text:p text:style-name="P67">Here, the 28 character inputted password is 12 characters (bytes) over what the<text:s/><text:span text:style-name="T68">password_buffer</text:span><text:s/>is meant to hold, therefore overflowing 12 bytes into higher memory addresses. For example, this time the stack pointer (%esp) is located at 0xffffd2b0, the location of<text:s/><text:span text:style-name="T69">password_buffer<text:s/></text:span>is 0xffffd2cc, the location of<text:s/><text:span text:style-name="T70">auth</text:span><text:span text:style-name="T71">­_flag</text:span><text:s/>is 0xffffd2dc. See the<text:s/>diagram below:</text:p>
                </text:list-item>
                <text:list-item>
                  <text:p text:style-name="P72">By using input of this length, it changed the value of %ebp, which is used in instructions for located the location of local variables in addition to restoring the correct value<text:s/>of the %eax, among other things, and you cause the eventual seg fault by corrupting it.</text:p>
                </text:list-item>
              </text:list>
            </text:list-item>
          </text:list>
        </text:list-item>
      </text:list>
      <table:table table:style-name="Table73">
        <table:table-columns>
          <table:table-column table:style-name="TableColumn74"/>
        </table:table-columns>
        <table:table-row table:style-name="TableRow75">
          <table:table-cell table:style-name="TableCell76">
            <text:p text:style-name="P77"><text:s text:c="17"/>--esp--</text:p>
            <text:p text:style-name="P78">0xffffd2b0: <text:s text:c="4"/>0xffffd2cc <text:s text:c="5"/>0xffffd56e<text:s text:c="6"/>0xbfebfbff <text:s text:c="5"/>0x41ce3e63</text:p>
            <text:p text:style-name="P79"/>
            <text:p text:style-name="P80"><text:s text:c="16"/><text:s text:c="42"/><text:s text:c="2"/>--password_buffer--</text:p>
            <text:p text:style-name="P81">0xffffd2c0: <text:s text:c="4"/>0xffffffff <text:s text:c="5"/>0xffffd2fc <text:s text:c="5"/>0x41cbeb6c <text:s text:c="4"/><text:s/>0x6170796d</text:p>
            <text:p text:style-name="P82"/>
            <text:p text:style-name="P83"><text:s text:c="14"/><text:s/>-------------password_buffer----------------- <text:s/>---auth_flag--</text:p>
            <text:p text:style-name="P84">0xffffd2d0: <text:s text:c="4"/>0x6f777373 <text:s text:c="5"/>0x65686472 <text:s text:c="5"/>0x796f6c6c <text:s text:c="5"/>0x6968746f</text:p>
            <text:p text:style-name="P85"/>
            <text:p text:style-name="P86"><text:span text:style-name="T87"><text:s text:c="21"/></text:span><text:span text:style-name="T88"><text:s text:c="8"/></text:span><text:span text:style-name="T89">--ebp</text:span><text:span text:style-name="T90">(changed from 0xffffd308)</text:span><text:span text:style-name="T91">--</text:span><text:span text:style-name="T92"><text:s/></text:span><text:span text:style-name="T93">--&amp;return_addr--</text:span></text:p>
            <text:p text:style-name="P94"><text:span text:style-name="T95">0xffffd2e0: <text:s text:c="4"/></text:span><text:span text:style-name="T96">0x76736973 <text:s text:c="5"/>0x6c797265 <text:s text:c="5"/></text:span><text:span text:style-name="T97">0xffffd300<text:s/></text:span><text:span text:style-name="T98"><text:s text:c="5"/>0x08048580</text:span></text:p>
            <text:p text:style-name="P99"><text:s text:c="15"/></text:p>
            <text:p text:style-name="P100"><text:s text:c="7"/><text:s text:c="7"/>--&amp;password--</text:p>
            <text:p text:style-name="P101">0xffffd2f0: <text:s text:c="4"/>0xffffd56e<text:s text:c="6"/>0x0000002f <text:s text:c="5"/>0x080485cb <text:s text:c="5"/>0x41e6d000</text:p>
            <text:p text:style-name="P102">0xffffd300: <text:s text:c="4"/>0x080485c0 <text:s text:c="5"/>0x00000000 <text:s text:c="5"/>0x00000000 <text:s text:c="5"/>0x41ccb963</text:p>
            <text:p text:style-name="P103">0xffffd310: <text:s text:c="4"/>0x00000002 <text:s text:c="5"/>0xffffd3a4 <text:s text:c="5"/>0xffffd3b0 <text:s text:c="5"/>0xf7ffc6b0</text:p>
            <text:p text:style-name="P104"><text:span text:style-name="T105">0xffffd320</text:span><text:span text:style-name="T106">: <text:s text:c="4"/>0x00000001 <text:s text:c="5"/>0x00000001 <text:s text:c="5"/>0x00000000 <text:s text:c="5"/>0x0804a024</text:span></text:p>
          </table:table-cell>
        </table:table-row>
      </table:table>
      <text:p text:style-name="P107"/>
      <text:list text:style-name="LFO1" text:continue-numbering="true">
        <text:list-item>
          <text:p text:style-name="P108">Program crashing without gaining access:</text:p>
          <text:list text:continue-numbering="true">
            <text:list-item>
              <text:p text:style-name="P109">The program crashes without granting access with the password input “mypasswordhelloyothisisverylonga”, which has 32 characters.</text:p>
            </text:list-item>
            <text:list-item>
              <text:p text:style-name="P110">Stack Analysis:</text:p>
              <text:list text:continue-numbering="true">
                <text:list-item>
                  <text:p text:style-name="P111">The change that causes this to crash without gaining access is due to this password input being just long enough to overwrite the value in the memory address storing the return address. The 16 bytes of stack at location 0xffffd2e0 go from “<text:span text:style-name="T112">0x00000002 0xffffd3a4 0xffffd308<text:s/></text:span><text:span text:style-name="T113">0x08048580</text:span>” to “<text:span text:style-name="T114">0x76736973 0x6c797265 0x61676e6f<text:s/></text:span><text:span text:style-name="T115">0x08048500</text:span><text:span text:style-name="T116">”.<text:s/></text:span><text:span text:style-name="T117">The bolded 4 bytes store the return address, which is corrupted causing the program crash.</text:span></text:p>
                </text:list-item>
              </text:list>
            </text:list-item>
          </text:list>
        </text:list-item>
      </text:list>
      <text:p text:style-name="P118"/>
      <text:soft-page-break/>
      <text:p text:style-name="P119">Part 2:</text:p>
      <text:list text:style-name="LFO3" text:continue-numbering="true">
        <text:list-item>
          <text:p text:style-name="P120">Gaining access without a valid password by overwriting the return value on the stack</text:p>
          <text:list text:continue-numbering="true">
            <text:list-item>
              <text:p text:style-name="P121">This is the disassembly of ‘main’:</text:p>
            </text:list-item>
          </text:list>
        </text:list-item>
      </text:list>
      <table:table table:style-name="Table122">
        <table:table-columns>
          <table:table-column table:style-name="TableColumn123"/>
        </table:table-columns>
        <table:table-row table:style-name="TableRow124">
          <table:table-cell table:style-name="TableCell125">
            <text:p text:style-name="P126">(gdb) disas main</text:p>
            <text:p text:style-name="P127">Dump of assembler code for function main:</text:p>
            <text:p text:style-name="P128"><text:s text:c="3"/>0x0804853b &lt;+0&gt;: <text:s text:c="4"/>push <text:s text:c="2"/>%ebp</text:p>
            <text:p text:style-name="P129"><text:s text:c="3"/>0x0804853c &lt;+1&gt;: <text:s text:c="4"/>mov <text:s text:c="3"/>%esp,%ebp</text:p>
            <text:p text:style-name="P130"><text:s text:c="3"/>0x0804853e &lt;+3&gt;: <text:s text:c="4"/>and <text:s text:c="3"/>$0xfffffff0,%esp</text:p>
            <text:p text:style-name="P131"><text:s text:c="3"/>0x08048541 &lt;+6&gt;: <text:s text:c="4"/>sub <text:s text:c="3"/>$0x10,%esp</text:p>
            <text:p text:style-name="P132"><text:s text:c="3"/>0x08048544 &lt;+9&gt;: <text:s text:c="4"/>cmpl <text:s text:c="2"/>$0x1,0x8(%ebp)</text:p>
            <text:p text:style-name="P133"><text:s text:c="3"/>0x08048548 &lt;+13&gt;: <text:s text:c="3"/>jg <text:s text:c="4"/>0x804856b &lt;main+48&gt;</text:p>
            <text:p text:style-name="P134"><text:s text:c="3"/>0x0804854a &lt;+15&gt;: <text:s text:c="3"/>mov <text:s text:c="3"/>0xc(%ebp),%eax</text:p>
            <text:p text:style-name="P135"><text:s text:c="3"/>0x0804854d &lt;+18&gt;: <text:s text:c="3"/>mov <text:s text:c="3"/>(%eax),%eax</text:p>
            <text:p text:style-name="P136"><text:s text:c="3"/>0x0804854f &lt;+20&gt;: <text:s text:c="3"/>mov <text:s text:c="3"/>%eax,0x4(%esp)</text:p>
            <text:p text:style-name="P137"><text:s text:c="3"/>0x08048553 &lt;+24&gt;: <text:s text:c="3"/>movl <text:s text:c="2"/>$0x8048665,(%esp)</text:p>
            <text:p text:style-name="P138"><text:s text:c="3"/>0x0804855a &lt;+31&gt;: <text:s text:c="3"/>call <text:s text:c="2"/>0x8048380 &lt;printf@plt&gt;</text:p>
            <text:p text:style-name="P139"><text:s text:c="3"/>0x0804855f &lt;+36&gt;: <text:s text:c="3"/>movl <text:s text:c="2"/>$0x0,(%esp)</text:p>
            <text:p text:style-name="P140"><text:s text:c="3"/>0x08048566 &lt;+43&gt;: <text:s text:c="3"/>call <text:s text:c="2"/>0x80483c0 &lt;exit@plt&gt;</text:p>
            <text:p text:style-name="P141"><text:s text:c="3"/>0x0804856b &lt;+48&gt;: <text:s text:c="3"/>mov <text:s text:c="3"/>0xc(%ebp),%eax</text:p>
            <text:p text:style-name="P142"><text:s text:c="3"/>0x0804856e &lt;+51&gt;: <text:s text:c="3"/>add <text:s text:c="3"/>$0x4,%eax</text:p>
            <text:p text:style-name="P143"><text:s text:c="3"/>0x08048571 &lt;+54&gt;: <text:s text:c="3"/>mov <text:s text:c="3"/>(%eax),%eax</text:p>
            <text:p text:style-name="P144"><text:s text:c="3"/>0x08048573 &lt;+56&gt;: <text:s text:c="3"/>mov <text:s text:c="3"/>%eax,(%esp)</text:p>
            <text:p text:style-name="P145"><text:s text:c="3"/>0x08048576 &lt;+59&gt;: <text:s text:c="3"/>call <text:s text:c="2"/>0x80484e0 &lt;check_authentication&gt;</text:p>
            <text:p text:style-name="NoSpacing"><text:span text:style-name="T146"><text:s text:c="3"/></text:span><text:span text:style-name="T147">0x0804857b &lt;+64&gt;: <text:s text:c="3"/>test <text:s text:c="2"/>%eax,%eax</text:span></text:p>
            <text:p text:style-name="P148"><text:s text:c="3"/>0x0804857d &lt;+66&gt;: <text:s text:c="3"/>je <text:s text:c="4"/>0x80485a5 &lt;main+106&gt;</text:p>
            <text:p text:style-name="NoSpacing"><text:span text:style-name="T149"><text:s text:c="3"/></text:span><text:span text:style-name="T150">0x0804857f &lt;+68&gt;: <text:s text:c="3"/>movl <text:s text:c="2"/>$0x804867b,(%esp)</text:span></text:p>
            <text:p text:style-name="P151"><text:s text:c="3"/>0x08048586 &lt;+75&gt;: <text:s text:c="3"/>call <text:s text:c="2"/>0x80483a0 &lt;puts@plt&gt;</text:p>
            <text:p text:style-name="P152"><text:s text:c="3"/>0x0804858b &lt;+80&gt;: <text:s text:c="3"/>movl <text:s text:c="2"/>$0x8048698,(%esp)</text:p>
            <text:p text:style-name="P153"><text:s text:c="3"/>0x08048592 &lt;+87&gt;: <text:s text:c="3"/>call <text:s text:c="2"/>0x80483a0 &lt;puts@plt&gt;</text:p>
            <text:p text:style-name="P154"><text:s text:c="3"/>0x08048597 &lt;+92&gt;: <text:s text:c="3"/>movl <text:s text:c="2"/>$0x80486ae,(%esp)</text:p>
            <text:p text:style-name="P155"><text:s text:c="3"/>0x0804859e &lt;+99&gt;: <text:s text:c="3"/>call <text:s text:c="2"/>0x80483a0 &lt;puts@plt&gt;</text:p>
            <text:p text:style-name="P156"><text:s text:c="3"/>0x080485a3 &lt;+104&gt;: <text:s text:c="2"/>jmp <text:s text:c="3"/>0x80485b1 &lt;main+118&gt;</text:p>
            <text:p text:style-name="P157"><text:s text:c="3"/>0x080485a5 &lt;+106&gt;: <text:s text:c="2"/>movl <text:s text:c="2"/>$0x80486ca,(%esp)</text:p>
            <text:p text:style-name="P158"><text:s text:c="3"/>0x080485ac &lt;+113&gt;: <text:s text:c="2"/>call <text:s text:c="2"/>0x80483a0 &lt;puts@plt&gt;</text:p>
            <text:p text:style-name="P159"><text:s text:c="3"/>0x080485b1 &lt;+118&gt;: <text:s text:c="2"/>leave</text:p>
            <text:p text:style-name="P160"><text:s text:c="3"/>0x080485b2 &lt;+119&gt;: <text:s text:c="2"/>ret</text:p>
            <text:p text:style-name="NoSpacing"><text:span text:style-name="T161">End of assembler dump.</text:span></text:p>
          </table:table-cell>
        </table:table-row>
      </table:table>
      <text:list text:style-name="LFO3" text:continue-numbering="true">
        <text:list-item>
          <text:list>
            <text:list-item>
              <text:p text:style-name="P162">The return address that is pushed on the stack when you enter<text:s/><text:span text:style-name="T163">check_authentication</text:span><text:s/>is<text:span text:style-name="T164"><text:s/>0x0804857b</text:span><text:span text:style-name="T165">.</text:span><text:span text:style-name="T166"><text:s/>I want this to be changed to</text:span><text:span text:style-name="T167"><text:s/></text:span><text:span text:style-name="T168">0x0804857f</text:span><text:span text:style-name="T169">, which is only reached if the previous “je” instruction isn’t called signaling that the password didn’t match (the “test” instruction was false).</text:span></text:p>
            </text:list-item>
          </text:list>
        </text:list-item>
      </text:list>
      <text:p text:style-name="P170">[localvari] (16 bytes<text:s/>– stores the char bu)</text:p>
      <text:p text:style-name="P171">[stackfram] (4 bytes -- local frame pointer (%ebp))</text:p>
      <text:p text:style-name="P172">[returnadd] (4 bytes)</text:p>
      <table:table table:style-name="Table173">
        <table:table-columns>
          <table:table-column table:style-name="TableColumn174"/>
        </table:table-columns>
        <table:table-row table:style-name="TableRow175">
          <table:table-cell table:style-name="TableCell176">
            <text:p text:style-name="P177"><text:s text:c="48"/>---ebp--- <text:s text:c="3"/>--return_addr--</text:p>
            <text:p text:style-name="P178">0xffffd2e0: <text:s text:c="4"/>0x00000002 <text:s text:c="5"/>0xffffd3a4 <text:s text:c="5"/>0xffffd308 <text:s text:c="5"/>0x0804857b</text:p>
          </table:table-cell>
        </table:table-row>
      </table:table>
      <text:p text:style-name="P179"/>
      <text:list text:style-name="LFO3" text:continue-numbering="true">
        <text:list-item>
          <text:list>
            <text:list-item>
              <text:list>
                <text:list-item>
                  <text:p text:style-name="P180"><text:span text:style-name="T181">Note that the compiler rearranged the location of the variables<text:s/></text:span><text:span text:style-name="T182">auth</text:span><text:span text:style-name="T183">­_flag</text:span><text:span text:style-name="T184"><text:s/>and<text:s/></text:span><text:span text:style-name="T185">password_buffer</text:span><text:span text:style-name="T186">.</text:span></text:p>
                </text:list-item>
              </text:list>
            </text:list-item>
            <text:list-item>
              <text:p text:style-name="P187"><text:span text:style-name="T188">To do the change,<text:s/></text:span><text:span text:style-name="T189">I input the following:<text:s/></text:span><text:span text:style-name="T190">(gdb) set {int}0xffffd30c = 0x0804857f</text:span></text:p>
            </text:list-item>
          </text:list>
        </text:list-item>
      </text:list>
      <text:p text:style-name="P191"/>
      <text:soft-page-break/>
      <text:p text:style-name="P192">Part 3:</text:p>
      <text:list text:style-name="LFO3" text:continue-numbering="true">
        <text:list-item>
          <text:p text:style-name="P193">Gain access using only the command line<text:s/>(without using the debugger)<text:s/>to overwrite return address on the stack:</text:p>
          <text:list text:continue-numbering="true">
            <text:list-item>
              <text:p text:style-name="P194"/>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Christensen</meta:initial-creator>
    <dc:creator>Michael Christensen</dc:creator>
    <meta:creation-date>2013-11-15T10:18:00Z</meta:creation-date>
    <dc:date>2013-11-18T11:51:00Z</dc:date>
    <meta:template xlink:href="Normal" xlink:type="simple"/>
    <meta:editing-cycles>40</meta:editing-cycles>
    <meta:editing-duration>PT25680S</meta:editing-duration>
    <meta:document-statistic meta:page-count="4" meta:paragraph-count="15" meta:word-count="1170" meta:character-count="7829" meta:row-count="55" meta:non-whitespace-character-count="6674"/>
  </office:meta>
</office:document-meta>
</file>